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width="0cm" draw:fill="solid" draw:fill-color="#02d35f" draw:textarea-vertical-align="middle" draw:auto-grow-height="false" draw:fit-to-size="false" fo:min-height="0.641cm" fo:min-width="2.501cm" fo:padding-top="0.125cm" fo:padding-bottom="0.125cm" fo:padding-left="0.25cm" fo:padding-right="0.25cm" fo:wrap-option="no-wrap"/>
    </style:style>
    <style:style style:name="gr2" style:family="graphic" style:parent-style-name="standard">
      <style:graphic-properties draw:stroke="none" svg:stroke-width="0cm" draw:fill="solid" draw:fill-color="#02d35f" draw:textarea-vertical-align="middle"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02d35f" draw:textarea-vertical-align="middle" draw:auto-grow-height="false" draw:fit-to-size="false" fo:min-height="2.751cm" fo:min-width="2.501cm" fo:padding-top="0.125cm" fo:padding-bottom="0.125cm" fo:padding-left="0.25cm" fo:padding-right="0.25cm" fo:wrap-option="no-wrap"/>
    </style:style>
    <style:style style:name="gr4" style:family="graphic" style:parent-style-name="standard">
      <style:graphic-properties draw:stroke="none" svg:stroke-width="0cm" draw:fill="solid" draw:fill-color="#02d35f" draw:textarea-vertical-align="middle" draw:auto-grow-height="false" draw:fit-to-size="false" fo:min-height="0.245cm" fo:min-width="0.303cm" fo:padding-top="0.125cm" fo:padding-bottom="0.125cm" fo:padding-left="0.25cm" fo:padding-right="0.25cm" fo:wrap-option="no-wrap"/>
    </style:style>
    <style:style style:name="gr5" style:family="graphic" style:parent-style-name="standard">
      <style:graphic-properties draw:stroke="none" svg:stroke-width="0cm" draw:fill="solid" draw:fill-color="#02d35f" draw:textarea-vertical-align="middle" draw:auto-grow-height="false" draw:fit-to-size="false" fo:min-height="1.491cm" fo:min-width="2.501cm" fo:padding-top="0.125cm" fo:padding-bottom="0.125cm" fo:padding-left="0.25cm" fo:padding-right="0.25cm" fo:wrap-option="no-wrap"/>
    </style:style>
    <style:style style:name="gr6" style:family="graphic" style:parent-style-name="standard">
      <style:graphic-properties draw:stroke="none" svg:stroke-width="0cm" draw:fill="solid" draw:fill-color="#02d35f" draw:textarea-vertical-align="middle" draw:auto-grow-height="false" draw:fit-to-size="false" fo:min-height="3.189cm" fo:min-width="2.001cm" fo:padding-top="0.125cm" fo:padding-bottom="0.125cm" fo:padding-left="0.25cm" fo:padding-right="0.25cm" fo:wrap-option="no-wrap"/>
    </style:style>
    <style:style style:name="gr7" style:family="graphic" style:parent-style-name="standard">
      <style:graphic-properties draw:stroke="none" svg:stroke-width="0cm" draw:fill="solid" draw:fill-color="#02d35f" draw:textarea-vertical-align="middle" draw:auto-grow-height="false" draw:fit-to-size="false" fo:min-height="0cm" fo:min-width="0.787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false" fo:min-height="0.716cm" fo:min-width="0cm"/>
    </style:style>
    <style:style style:name="gr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textarea-horizontal-align="left" draw:auto-grow-height="true" draw:auto-grow-width="false" fo:min-height="0.35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12"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false" fo:min-height="0.86cm" fo:min-width="0cm"/>
    </style:style>
    <style:style style:name="P1" style:family="paragraph">
      <loext:graphic-properties draw:fill="solid" draw:fill-color="#02d35f"/>
      <style:paragraph-properties fo:text-align="start" style:font-independent-line-spacing="true"/>
      <style:text-properties fo:font-size="18pt"/>
    </style:style>
    <style:style style:name="P2" style:family="paragraph">
      <loext:graphic-properties draw:fill="none" draw:fill-color="#ffffff"/>
      <style:text-properties style:font-name="Open Sans" fo:font-size="15pt" style:font-size-asian="15pt" style:font-size-complex="15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text-properties style:font-name="Open Sans" fo:font-size="18pt" fo:font-weight="bold" style:font-size-asian="18pt" style:font-weight-asian="bold" style:font-size-complex="18pt" style:font-weight-complex="bold"/>
    </style:style>
    <style:style style:name="T1" style:family="text">
      <style:text-properties style:font-name="Open Sans" fo:font-size="15pt" style:font-size-asian="15pt" style:font-size-complex="15pt"/>
    </style:style>
    <style:style style:name="T2" style:family="text">
      <style:text-properties style:font-name="Open San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Group 2657" xml:id="id4" draw:id="id4">
          <draw:custom-shape draw:name="Freeform 342" draw:style-name="gr1" draw:text-style-name="P1" draw:layer="layout" svg:width="3cm" svg:height="0.89cm" svg:x="14.625cm" svg:y="6.45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7.054cm" svg:y="6.65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6.063cm" svg:y="6.65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6.729cm" svg:y="6.65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6.404cm" svg:y="6.65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5.416cm" svg:y="6.65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4.877cm" svg:y="6.70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5.741cm" svg:y="6.65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7.054cm" svg:y="6.93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6.063cm" svg:y="6.93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6.729cm" svg:y="6.93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6.404cm" svg:y="6.93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5.416cm" svg:y="6.93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5.741cm" svg:y="6.93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g draw:name="Group 2545" xml:id="id3" draw:id="id3">
          <draw:custom-shape draw:name="Freeform 246" draw:style-name="gr3" draw:text-style-name="P1" draw:layer="layout" svg:width="3cm" svg:height="3cm" svg:x="4.523cm" svg:y="5.4cm">
            <text:p/>
            <draw:enhanced-geometry draw:mirror-horizontal="false" draw:mirror-vertical="false" svg:viewBox="0 0 0 0" drawooo:sub-view-size="641 640" draw:text-areas="0 0 ?f104 ?f105" draw:type="ooxml-non-primitive" draw:enhanced-path="M 587 63 L 587 63 C 255 63 255 63 255 63 255 11 255 11 255 11 255 4 251 0 245 0 11 0 11 0 11 0 5 0 0 4 0 11 0 629 0 629 0 629 0 634 5 639 11 639 235 639 235 639 235 639 245 639 245 639 245 639 391 639 391 639 391 639 394 639 399 638 400 635 402 632 403 629 402 627 382 533 382 533 382 533 587 533 587 533 587 533 609 533 640 508 640 483 640 124 640 124 640 124 640 99 622 63 587 63 Z M 235 618 L 235 618 C 21 618 21 618 21 618 21 469 21 469 21 469 235 469 235 469 235 469 L 235 618 Z M 235 447 L 235 447 C 21 447 21 447 21 447 21 21 21 21 21 21 235 21 235 21 235 21 L 235 447 Z M 255 618 L 255 618 C 255 533 255 533 255 533 360 533 360 533 360 533 378 618 378 618 378 618 L 255 618 Z M 618 483 L 618 483 C 618 494 599 512 587 512 368 512 368 512 368 512 255 512 255 512 255 512 255 447 255 447 255 447 618 447 618 447 618 447 L 618 483 Z M 618 426 L 618 426 C 255 426 255 426 255 426 255 84 255 84 255 84 587 84 587 84 587 84 610 84 618 112 618 124 L 618 426 Z N">
              <draw:equation draw:name="f0" draw:formula="587*logwidth/641"/>
              <draw:equation draw:name="f1" draw:formula="63*logheight/640"/>
              <draw:equation draw:name="f2" draw:formula="587*logwidth/641"/>
              <draw:equation draw:name="f3" draw:formula="63*logheight/640"/>
              <draw:equation draw:name="f4" draw:formula="255*logwidth/641"/>
              <draw:equation draw:name="f5" draw:formula="63*logheight/640"/>
              <draw:equation draw:name="f6" draw:formula="255*logwidth/641"/>
              <draw:equation draw:name="f7" draw:formula="11*logheight/640"/>
              <draw:equation draw:name="f8" draw:formula="245*logwidth/641"/>
              <draw:equation draw:name="f9" draw:formula="0*logheight/640"/>
              <draw:equation draw:name="f10" draw:formula="11*logwidth/641"/>
              <draw:equation draw:name="f11" draw:formula="0*logheight/640"/>
              <draw:equation draw:name="f12" draw:formula="0*logwidth/641"/>
              <draw:equation draw:name="f13" draw:formula="11*logheight/640"/>
              <draw:equation draw:name="f14" draw:formula="0*logwidth/641"/>
              <draw:equation draw:name="f15" draw:formula="629*logheight/640"/>
              <draw:equation draw:name="f16" draw:formula="11*logwidth/641"/>
              <draw:equation draw:name="f17" draw:formula="639*logheight/640"/>
              <draw:equation draw:name="f18" draw:formula="235*logwidth/641"/>
              <draw:equation draw:name="f19" draw:formula="639*logheight/640"/>
              <draw:equation draw:name="f20" draw:formula="245*logwidth/641"/>
              <draw:equation draw:name="f21" draw:formula="639*logheight/640"/>
              <draw:equation draw:name="f22" draw:formula="391*logwidth/641"/>
              <draw:equation draw:name="f23" draw:formula="639*logheight/640"/>
              <draw:equation draw:name="f24" draw:formula="400*logwidth/641"/>
              <draw:equation draw:name="f25" draw:formula="635*logheight/640"/>
              <draw:equation draw:name="f26" draw:formula="402*logwidth/641"/>
              <draw:equation draw:name="f27" draw:formula="627*logheight/640"/>
              <draw:equation draw:name="f28" draw:formula="382*logwidth/641"/>
              <draw:equation draw:name="f29" draw:formula="533*logheight/640"/>
              <draw:equation draw:name="f30" draw:formula="587*logwidth/641"/>
              <draw:equation draw:name="f31" draw:formula="533*logheight/640"/>
              <draw:equation draw:name="f32" draw:formula="640*logwidth/641"/>
              <draw:equation draw:name="f33" draw:formula="483*logheight/640"/>
              <draw:equation draw:name="f34" draw:formula="640*logwidth/641"/>
              <draw:equation draw:name="f35" draw:formula="124*logheight/640"/>
              <draw:equation draw:name="f36" draw:formula="587*logwidth/641"/>
              <draw:equation draw:name="f37" draw:formula="63*logheight/640"/>
              <draw:equation draw:name="f38" draw:formula="235*logwidth/641"/>
              <draw:equation draw:name="f39" draw:formula="618*logheight/640"/>
              <draw:equation draw:name="f40" draw:formula="235*logwidth/641"/>
              <draw:equation draw:name="f41" draw:formula="618*logheight/640"/>
              <draw:equation draw:name="f42" draw:formula="21*logwidth/641"/>
              <draw:equation draw:name="f43" draw:formula="618*logheight/640"/>
              <draw:equation draw:name="f44" draw:formula="21*logwidth/641"/>
              <draw:equation draw:name="f45" draw:formula="469*logheight/640"/>
              <draw:equation draw:name="f46" draw:formula="235*logwidth/641"/>
              <draw:equation draw:name="f47" draw:formula="469*logheight/640"/>
              <draw:equation draw:name="f48" draw:formula="235*logwidth/641"/>
              <draw:equation draw:name="f49" draw:formula="618*logheight/640"/>
              <draw:equation draw:name="f50" draw:formula="235*logwidth/641"/>
              <draw:equation draw:name="f51" draw:formula="447*logheight/640"/>
              <draw:equation draw:name="f52" draw:formula="235*logwidth/641"/>
              <draw:equation draw:name="f53" draw:formula="447*logheight/640"/>
              <draw:equation draw:name="f54" draw:formula="21*logwidth/641"/>
              <draw:equation draw:name="f55" draw:formula="447*logheight/640"/>
              <draw:equation draw:name="f56" draw:formula="21*logwidth/641"/>
              <draw:equation draw:name="f57" draw:formula="21*logheight/640"/>
              <draw:equation draw:name="f58" draw:formula="235*logwidth/641"/>
              <draw:equation draw:name="f59" draw:formula="21*logheight/640"/>
              <draw:equation draw:name="f60" draw:formula="235*logwidth/641"/>
              <draw:equation draw:name="f61" draw:formula="447*logheight/640"/>
              <draw:equation draw:name="f62" draw:formula="255*logwidth/641"/>
              <draw:equation draw:name="f63" draw:formula="618*logheight/640"/>
              <draw:equation draw:name="f64" draw:formula="255*logwidth/641"/>
              <draw:equation draw:name="f65" draw:formula="618*logheight/640"/>
              <draw:equation draw:name="f66" draw:formula="255*logwidth/641"/>
              <draw:equation draw:name="f67" draw:formula="533*logheight/640"/>
              <draw:equation draw:name="f68" draw:formula="360*logwidth/641"/>
              <draw:equation draw:name="f69" draw:formula="533*logheight/640"/>
              <draw:equation draw:name="f70" draw:formula="378*logwidth/641"/>
              <draw:equation draw:name="f71" draw:formula="618*logheight/640"/>
              <draw:equation draw:name="f72" draw:formula="255*logwidth/641"/>
              <draw:equation draw:name="f73" draw:formula="618*logheight/640"/>
              <draw:equation draw:name="f74" draw:formula="618*logwidth/641"/>
              <draw:equation draw:name="f75" draw:formula="483*logheight/640"/>
              <draw:equation draw:name="f76" draw:formula="618*logwidth/641"/>
              <draw:equation draw:name="f77" draw:formula="483*logheight/640"/>
              <draw:equation draw:name="f78" draw:formula="587*logwidth/641"/>
              <draw:equation draw:name="f79" draw:formula="512*logheight/640"/>
              <draw:equation draw:name="f80" draw:formula="368*logwidth/641"/>
              <draw:equation draw:name="f81" draw:formula="512*logheight/640"/>
              <draw:equation draw:name="f82" draw:formula="255*logwidth/641"/>
              <draw:equation draw:name="f83" draw:formula="512*logheight/640"/>
              <draw:equation draw:name="f84" draw:formula="255*logwidth/641"/>
              <draw:equation draw:name="f85" draw:formula="447*logheight/640"/>
              <draw:equation draw:name="f86" draw:formula="618*logwidth/641"/>
              <draw:equation draw:name="f87" draw:formula="447*logheight/640"/>
              <draw:equation draw:name="f88" draw:formula="618*logwidth/641"/>
              <draw:equation draw:name="f89" draw:formula="483*logheight/640"/>
              <draw:equation draw:name="f90" draw:formula="618*logwidth/641"/>
              <draw:equation draw:name="f91" draw:formula="426*logheight/640"/>
              <draw:equation draw:name="f92" draw:formula="618*logwidth/641"/>
              <draw:equation draw:name="f93" draw:formula="426*logheight/640"/>
              <draw:equation draw:name="f94" draw:formula="255*logwidth/641"/>
              <draw:equation draw:name="f95" draw:formula="426*logheight/640"/>
              <draw:equation draw:name="f96" draw:formula="255*logwidth/641"/>
              <draw:equation draw:name="f97" draw:formula="84*logheight/640"/>
              <draw:equation draw:name="f98" draw:formula="587*logwidth/641"/>
              <draw:equation draw:name="f99" draw:formula="84*logheight/640"/>
              <draw:equation draw:name="f100" draw:formula="618*logwidth/641"/>
              <draw:equation draw:name="f101" draw:formula="124*logheight/640"/>
              <draw:equation draw:name="f102" draw:formula="618*logwidth/641"/>
              <draw:equation draw:name="f103" draw:formula="426*logheight/640"/>
              <draw:equation draw:name="f104" draw:formula="logwidth"/>
              <draw:equation draw:name="f105" draw:formula="logheight"/>
            </draw:enhanced-geometry>
          </draw:custom-shape>
          <draw:custom-shape draw:name="Freeform 247" draw:style-name="gr4" draw:text-style-name="P1" draw:layer="layout" svg:width="0.802cm" svg:height="0.494cm" svg:x="4.708cm" svg:y="6.495cm">
            <text:p/>
            <draw:enhanced-geometry draw:mirror-horizontal="false" draw:mirror-vertical="false" svg:viewBox="0 0 0 0" drawooo:sub-view-size="172 107" draw:text-areas="0 0 ?f44 ?f45" draw:type="ooxml-non-primitive" draw:enhanced-path="M 11 106 L 11 106 C 160 106 160 106 160 106 166 106 171 102 171 96 171 10 171 10 171 10 171 5 166 0 160 0 11 0 11 0 11 0 5 0 0 5 0 10 0 96 0 96 0 96 0 102 5 106 11 106 Z M 21 21 L 21 21 C 150 21 150 21 150 21 150 43 150 43 150 43 21 43 21 43 21 43 L 21 21 Z M 21 64 L 21 64 C 150 64 150 64 150 64 150 86 150 86 150 86 21 86 21 86 21 86 L 21 64 Z N">
              <draw:equation draw:name="f0" draw:formula="11*logwidth/172"/>
              <draw:equation draw:name="f1" draw:formula="106*logheight/107"/>
              <draw:equation draw:name="f2" draw:formula="11*logwidth/172"/>
              <draw:equation draw:name="f3" draw:formula="106*logheight/107"/>
              <draw:equation draw:name="f4" draw:formula="160*logwidth/172"/>
              <draw:equation draw:name="f5" draw:formula="106*logheight/107"/>
              <draw:equation draw:name="f6" draw:formula="171*logwidth/172"/>
              <draw:equation draw:name="f7" draw:formula="96*logheight/107"/>
              <draw:equation draw:name="f8" draw:formula="171*logwidth/172"/>
              <draw:equation draw:name="f9" draw:formula="10*logheight/107"/>
              <draw:equation draw:name="f10" draw:formula="160*logwidth/172"/>
              <draw:equation draw:name="f11" draw:formula="0*logheight/107"/>
              <draw:equation draw:name="f12" draw:formula="11*logwidth/172"/>
              <draw:equation draw:name="f13" draw:formula="0*logheight/107"/>
              <draw:equation draw:name="f14" draw:formula="0*logwidth/172"/>
              <draw:equation draw:name="f15" draw:formula="10*logheight/107"/>
              <draw:equation draw:name="f16" draw:formula="0*logwidth/172"/>
              <draw:equation draw:name="f17" draw:formula="96*logheight/107"/>
              <draw:equation draw:name="f18" draw:formula="11*logwidth/172"/>
              <draw:equation draw:name="f19" draw:formula="106*logheight/107"/>
              <draw:equation draw:name="f20" draw:formula="21*logwidth/172"/>
              <draw:equation draw:name="f21" draw:formula="21*logheight/107"/>
              <draw:equation draw:name="f22" draw:formula="21*logwidth/172"/>
              <draw:equation draw:name="f23" draw:formula="21*logheight/107"/>
              <draw:equation draw:name="f24" draw:formula="150*logwidth/172"/>
              <draw:equation draw:name="f25" draw:formula="21*logheight/107"/>
              <draw:equation draw:name="f26" draw:formula="150*logwidth/172"/>
              <draw:equation draw:name="f27" draw:formula="43*logheight/107"/>
              <draw:equation draw:name="f28" draw:formula="21*logwidth/172"/>
              <draw:equation draw:name="f29" draw:formula="43*logheight/107"/>
              <draw:equation draw:name="f30" draw:formula="21*logwidth/172"/>
              <draw:equation draw:name="f31" draw:formula="21*logheight/107"/>
              <draw:equation draw:name="f32" draw:formula="21*logwidth/172"/>
              <draw:equation draw:name="f33" draw:formula="64*logheight/107"/>
              <draw:equation draw:name="f34" draw:formula="21*logwidth/172"/>
              <draw:equation draw:name="f35" draw:formula="64*logheight/107"/>
              <draw:equation draw:name="f36" draw:formula="150*logwidth/172"/>
              <draw:equation draw:name="f37" draw:formula="64*logheight/107"/>
              <draw:equation draw:name="f38" draw:formula="150*logwidth/172"/>
              <draw:equation draw:name="f39" draw:formula="86*logheight/107"/>
              <draw:equation draw:name="f40" draw:formula="21*logwidth/172"/>
              <draw:equation draw:name="f41" draw:formula="86*logheight/107"/>
              <draw:equation draw:name="f42" draw:formula="21*logwidth/172"/>
              <draw:equation draw:name="f43" draw:formula="64*logheight/107"/>
              <draw:equation draw:name="f44" draw:formula="logwidth"/>
              <draw:equation draw:name="f45" draw:formula="logheight"/>
            </draw:enhanced-geometry>
          </draw:custom-shape>
          <draw:custom-shape draw:name="Freeform 248" draw:style-name="gr2" draw:text-style-name="P1" draw:layer="layout" svg:width="0.12cm" svg:height="0.12cm" svg:x="4.851cm" svg:y="7.883cm">
            <text:p/>
            <draw:enhanced-geometry draw:mirror-horizontal="false" draw:mirror-vertical="false" svg:viewBox="0 0 0 0" drawooo:sub-view-size="28 27" draw:text-areas="0 0 ?f12 ?f13" draw:type="ooxml-non-primitive" draw:enhanced-path="M 13 26 L 13 26 C 21 26 27 21 27 13 27 5 21 0 13 0 6 0 0 5 0 13 0 21 6 26 13 26 N">
              <draw:equation draw:name="f0" draw:formula="13*logwidth/28"/>
              <draw:equation draw:name="f1" draw:formula="26*logheight/27"/>
              <draw:equation draw:name="f2" draw:formula="13*logwidth/28"/>
              <draw:equation draw:name="f3" draw:formula="26*logheight/27"/>
              <draw:equation draw:name="f4" draw:formula="27*logwidth/28"/>
              <draw:equation draw:name="f5" draw:formula="13*logheight/27"/>
              <draw:equation draw:name="f6" draw:formula="13*logwidth/28"/>
              <draw:equation draw:name="f7" draw:formula="0*logheight/27"/>
              <draw:equation draw:name="f8" draw:formula="0*logwidth/28"/>
              <draw:equation draw:name="f9" draw:formula="13*logheight/27"/>
              <draw:equation draw:name="f10" draw:formula="13*logwidth/28"/>
              <draw:equation draw:name="f11" draw:formula="26*logheight/27"/>
              <draw:equation draw:name="f12" draw:formula="logwidth"/>
              <draw:equation draw:name="f13" draw:formula="logheight"/>
            </draw:enhanced-geometry>
          </draw:custom-shape>
          <draw:custom-shape draw:name="Freeform 249" draw:style-name="gr2" draw:text-style-name="P1" draw:layer="layout" svg:width="0.119cm" svg:height="0.12cm" svg:x="5.248cm" svg:y="7.883cm">
            <text:p/>
            <draw:enhanced-geometry draw:mirror-horizontal="false" draw:mirror-vertical="false" svg:viewBox="0 0 0 0" drawooo:sub-view-size="27 27" draw:text-areas="0 0 ?f12 ?f13" draw:type="ooxml-non-primitive" draw:enhanced-path="M 14 26 L 14 26 C 21 26 26 21 26 13 26 5 21 0 14 0 6 0 0 5 0 13 0 21 6 26 14 26 N">
              <draw:equation draw:name="f0" draw:formula="14*logwidth/27"/>
              <draw:equation draw:name="f1" draw:formula="26*logheight/27"/>
              <draw:equation draw:name="f2" draw:formula="14*logwidth/27"/>
              <draw:equation draw:name="f3" draw:formula="26*logheight/27"/>
              <draw:equation draw:name="f4" draw:formula="26*logwidth/27"/>
              <draw:equation draw:name="f5" draw:formula="13*logheight/27"/>
              <draw:equation draw:name="f6" draw:formula="14*logwidth/27"/>
              <draw:equation draw:name="f7" draw:formula="0*logheight/27"/>
              <draw:equation draw:name="f8" draw:formula="0*logwidth/27"/>
              <draw:equation draw:name="f9" draw:formula="13*logheight/27"/>
              <draw:equation draw:name="f10" draw:formula="14*logwidth/27"/>
              <draw:equation draw:name="f11" draw:formula="26*logheight/27"/>
              <draw:equation draw:name="f12" draw:formula="logwidth"/>
              <draw:equation draw:name="f13" draw:formula="logheight"/>
            </draw:enhanced-geometry>
          </draw:custom-shape>
        </draw:g>
        <draw:g draw:name="Group 2657" xml:id="id2" draw:id="id2">
          <draw:custom-shape draw:name="Freeform 342" draw:style-name="gr1" draw:text-style-name="P1" draw:layer="layout" svg:width="3cm" svg:height="0.89cm" svg:x="14.625cm" svg:y="17.93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7.054cm" svg:y="18.13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6.063cm" svg:y="18.13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6.729cm" svg:y="18.13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6.404cm" svg:y="18.13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5.416cm" svg:y="18.13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4.877cm" svg:y="18.18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5.741cm" svg:y="18.13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7.054cm" svg:y="18.41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6.063cm" svg:y="18.41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6.729cm" svg:y="18.41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6.404cm" svg:y="18.41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5.416cm" svg:y="18.41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5.741cm" svg:y="18.41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custom-shape draw:name="Freeform 43" draw:style-name="gr5" draw:text-style-name="P1" xml:id="id5" draw:id="id5" draw:layer="layout" svg:width="3cm" svg:height="1.74cm" svg:x="14.625cm" svg:y="11.061cm">
          <text:p/>
          <draw:enhanced-geometry draw:mirror-horizontal="false" draw:mirror-vertical="false" svg:viewBox="0 0 0 0" drawooo:sub-view-size="810 473" draw:text-areas="0 0 ?f52 ?f53" draw:type="ooxml-non-primitive" draw:enhanced-path="M 628 112 L 628 112 C 612 112 597 115 581 119 553 48 485 0 409 0 319 0 244 65 228 152 207 144 188 140 167 140 75 140 0 215 0 306 0 389 62 459 145 471 643 472 643 472 643 472 736 465 809 386 809 293 809 193 728 112 628 112 Z M 642 449 L 642 449 C 146 448 146 448 146 448 76 438 23 377 23 306 23 227 88 163 167 163 189 163 211 169 232 179 236 182 240 182 243 179 246 177 248 174 249 170 257 87 326 24 409 24 479 24 541 69 562 138 563 140 566 143 569 144 571 146 575 146 577 145 595 139 611 136 628 136 716 136 786 207 786 293 786 374 722 442 642 449 Z N">
            <draw:equation draw:name="f0" draw:formula="628*logwidth/810"/>
            <draw:equation draw:name="f1" draw:formula="112*logheight/473"/>
            <draw:equation draw:name="f2" draw:formula="628*logwidth/810"/>
            <draw:equation draw:name="f3" draw:formula="112*logheight/473"/>
            <draw:equation draw:name="f4" draw:formula="581*logwidth/810"/>
            <draw:equation draw:name="f5" draw:formula="119*logheight/473"/>
            <draw:equation draw:name="f6" draw:formula="409*logwidth/810"/>
            <draw:equation draw:name="f7" draw:formula="0*logheight/473"/>
            <draw:equation draw:name="f8" draw:formula="228*logwidth/810"/>
            <draw:equation draw:name="f9" draw:formula="152*logheight/473"/>
            <draw:equation draw:name="f10" draw:formula="167*logwidth/810"/>
            <draw:equation draw:name="f11" draw:formula="140*logheight/473"/>
            <draw:equation draw:name="f12" draw:formula="0*logwidth/810"/>
            <draw:equation draw:name="f13" draw:formula="306*logheight/473"/>
            <draw:equation draw:name="f14" draw:formula="145*logwidth/810"/>
            <draw:equation draw:name="f15" draw:formula="471*logheight/473"/>
            <draw:equation draw:name="f16" draw:formula="643*logwidth/810"/>
            <draw:equation draw:name="f17" draw:formula="472*logheight/473"/>
            <draw:equation draw:name="f18" draw:formula="809*logwidth/810"/>
            <draw:equation draw:name="f19" draw:formula="293*logheight/473"/>
            <draw:equation draw:name="f20" draw:formula="628*logwidth/810"/>
            <draw:equation draw:name="f21" draw:formula="112*logheight/473"/>
            <draw:equation draw:name="f22" draw:formula="642*logwidth/810"/>
            <draw:equation draw:name="f23" draw:formula="449*logheight/473"/>
            <draw:equation draw:name="f24" draw:formula="642*logwidth/810"/>
            <draw:equation draw:name="f25" draw:formula="449*logheight/473"/>
            <draw:equation draw:name="f26" draw:formula="146*logwidth/810"/>
            <draw:equation draw:name="f27" draw:formula="448*logheight/473"/>
            <draw:equation draw:name="f28" draw:formula="23*logwidth/810"/>
            <draw:equation draw:name="f29" draw:formula="306*logheight/473"/>
            <draw:equation draw:name="f30" draw:formula="167*logwidth/810"/>
            <draw:equation draw:name="f31" draw:formula="163*logheight/473"/>
            <draw:equation draw:name="f32" draw:formula="232*logwidth/810"/>
            <draw:equation draw:name="f33" draw:formula="179*logheight/473"/>
            <draw:equation draw:name="f34" draw:formula="243*logwidth/810"/>
            <draw:equation draw:name="f35" draw:formula="179*logheight/473"/>
            <draw:equation draw:name="f36" draw:formula="249*logwidth/810"/>
            <draw:equation draw:name="f37" draw:formula="170*logheight/473"/>
            <draw:equation draw:name="f38" draw:formula="409*logwidth/810"/>
            <draw:equation draw:name="f39" draw:formula="24*logheight/473"/>
            <draw:equation draw:name="f40" draw:formula="562*logwidth/810"/>
            <draw:equation draw:name="f41" draw:formula="138*logheight/473"/>
            <draw:equation draw:name="f42" draw:formula="569*logwidth/810"/>
            <draw:equation draw:name="f43" draw:formula="144*logheight/473"/>
            <draw:equation draw:name="f44" draw:formula="577*logwidth/810"/>
            <draw:equation draw:name="f45" draw:formula="145*logheight/473"/>
            <draw:equation draw:name="f46" draw:formula="628*logwidth/810"/>
            <draw:equation draw:name="f47" draw:formula="136*logheight/473"/>
            <draw:equation draw:name="f48" draw:formula="786*logwidth/810"/>
            <draw:equation draw:name="f49" draw:formula="293*logheight/473"/>
            <draw:equation draw:name="f50" draw:formula="642*logwidth/810"/>
            <draw:equation draw:name="f51" draw:formula="449*logheight/473"/>
            <draw:equation draw:name="f52" draw:formula="logwidth"/>
            <draw:equation draw:name="f53" draw:formula="logheight"/>
          </draw:enhanced-geometry>
        </draw:custom-shape>
        <draw:g draw:name="Group 2643" xml:id="id1" draw:id="id1">
          <draw:custom-shape draw:name="Freeform 330" draw:style-name="gr6" draw:text-style-name="P1" draw:layer="layout" svg:width="2.5cm" svg:height="3.438cm" svg:x="4.773cm" svg:y="16.52cm">
            <text:p/>
            <draw:enhanced-geometry draw:mirror-horizontal="false" draw:mirror-vertical="false" svg:viewBox="0 0 0 0" drawooo:sub-view-size="426 593" draw:text-areas="0 0 ?f40 ?f41" draw:type="ooxml-non-primitive" draw:enhanced-path="M 42 592 L 42 592 C 382 592 382 592 382 592 406 592 425 573 425 550 425 42 425 42 425 42 425 19 406 0 382 0 42 0 42 0 42 0 19 0 0 19 0 42 0 550 0 550 0 550 0 573 19 592 42 592 Z M 21 42 L 21 42 C 21 31 31 21 42 21 382 21 382 21 382 21 394 21 403 31 403 42 403 550 403 550 403 550 403 562 394 571 382 571 42 571 42 571 42 571 31 571 21 562 21 550 L 21 42 Z N">
              <draw:equation draw:name="f0" draw:formula="42*logwidth/426"/>
              <draw:equation draw:name="f1" draw:formula="592*logheight/593"/>
              <draw:equation draw:name="f2" draw:formula="42*logwidth/426"/>
              <draw:equation draw:name="f3" draw:formula="592*logheight/593"/>
              <draw:equation draw:name="f4" draw:formula="382*logwidth/426"/>
              <draw:equation draw:name="f5" draw:formula="592*logheight/593"/>
              <draw:equation draw:name="f6" draw:formula="425*logwidth/426"/>
              <draw:equation draw:name="f7" draw:formula="550*logheight/593"/>
              <draw:equation draw:name="f8" draw:formula="425*logwidth/426"/>
              <draw:equation draw:name="f9" draw:formula="42*logheight/593"/>
              <draw:equation draw:name="f10" draw:formula="382*logwidth/426"/>
              <draw:equation draw:name="f11" draw:formula="0*logheight/593"/>
              <draw:equation draw:name="f12" draw:formula="42*logwidth/426"/>
              <draw:equation draw:name="f13" draw:formula="0*logheight/593"/>
              <draw:equation draw:name="f14" draw:formula="0*logwidth/426"/>
              <draw:equation draw:name="f15" draw:formula="42*logheight/593"/>
              <draw:equation draw:name="f16" draw:formula="0*logwidth/426"/>
              <draw:equation draw:name="f17" draw:formula="550*logheight/593"/>
              <draw:equation draw:name="f18" draw:formula="42*logwidth/426"/>
              <draw:equation draw:name="f19" draw:formula="592*logheight/593"/>
              <draw:equation draw:name="f20" draw:formula="21*logwidth/426"/>
              <draw:equation draw:name="f21" draw:formula="42*logheight/593"/>
              <draw:equation draw:name="f22" draw:formula="21*logwidth/426"/>
              <draw:equation draw:name="f23" draw:formula="42*logheight/593"/>
              <draw:equation draw:name="f24" draw:formula="42*logwidth/426"/>
              <draw:equation draw:name="f25" draw:formula="21*logheight/593"/>
              <draw:equation draw:name="f26" draw:formula="382*logwidth/426"/>
              <draw:equation draw:name="f27" draw:formula="21*logheight/593"/>
              <draw:equation draw:name="f28" draw:formula="403*logwidth/426"/>
              <draw:equation draw:name="f29" draw:formula="42*logheight/593"/>
              <draw:equation draw:name="f30" draw:formula="403*logwidth/426"/>
              <draw:equation draw:name="f31" draw:formula="550*logheight/593"/>
              <draw:equation draw:name="f32" draw:formula="382*logwidth/426"/>
              <draw:equation draw:name="f33" draw:formula="571*logheight/593"/>
              <draw:equation draw:name="f34" draw:formula="42*logwidth/426"/>
              <draw:equation draw:name="f35" draw:formula="571*logheight/593"/>
              <draw:equation draw:name="f36" draw:formula="21*logwidth/426"/>
              <draw:equation draw:name="f37" draw:formula="550*logheight/593"/>
              <draw:equation draw:name="f38" draw:formula="21*logwidth/426"/>
              <draw:equation draw:name="f39" draw:formula="42*logheight/593"/>
              <draw:equation draw:name="f40" draw:formula="logwidth"/>
              <draw:equation draw:name="f41" draw:formula="logheight"/>
            </draw:enhanced-geometry>
          </draw:custom-shape>
          <draw:custom-shape draw:name="Freeform 331" draw:style-name="gr7" draw:text-style-name="P1" draw:layer="layout" svg:width="1.286cm" svg:height="0.123cm" svg:x="5.368cm" svg:y="17.162cm">
            <text:p/>
            <draw:enhanced-geometry draw:mirror-horizontal="false" draw:mirror-vertical="false" svg:viewBox="0 0 0 0" drawooo:sub-view-size="219 22" draw:text-areas="0 0 ?f16 ?f17" draw:type="ooxml-non-primitive" draw:enhanced-path="M 10 21 L 10 21 C 208 21 208 21 208 21 213 21 218 17 218 11 218 5 213 0 208 0 10 0 10 0 10 0 4 0 0 5 0 11 0 17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2" draw:style-name="gr2" draw:text-style-name="P1" draw:layer="layout" svg:width="0.435cm" svg:height="0.122cm" svg:x="6.399cm" svg:y="20.118cm">
            <text:p/>
            <draw:enhanced-geometry draw:mirror-horizontal="false" draw:mirror-vertical="false" svg:viewBox="0 0 0 0" drawooo:sub-view-size="77 22" draw:text-areas="0 0 ?f16 ?f17" draw:type="ooxml-non-primitive" draw:enhanced-path="M 76 11 L 76 11 C 76 5 70 0 64 0 10 0 10 0 10 0 4 0 0 5 0 11 0 16 4 21 10 21 64 21 64 21 64 21 70 21 76 16 76 11 N">
              <draw:equation draw:name="f0" draw:formula="76*logwidth/77"/>
              <draw:equation draw:name="f1" draw:formula="11*logheight/22"/>
              <draw:equation draw:name="f2" draw:formula="76*logwidth/77"/>
              <draw:equation draw:name="f3" draw:formula="11*logheight/22"/>
              <draw:equation draw:name="f4" draw:formula="64*logwidth/77"/>
              <draw:equation draw:name="f5" draw:formula="0*logheight/22"/>
              <draw:equation draw:name="f6" draw:formula="10*logwidth/77"/>
              <draw:equation draw:name="f7" draw:formula="0*logheight/22"/>
              <draw:equation draw:name="f8" draw:formula="0*logwidth/77"/>
              <draw:equation draw:name="f9" draw:formula="11*logheight/22"/>
              <draw:equation draw:name="f10" draw:formula="10*logwidth/77"/>
              <draw:equation draw:name="f11" draw:formula="21*logheight/22"/>
              <draw:equation draw:name="f12" draw:formula="64*logwidth/77"/>
              <draw:equation draw:name="f13" draw:formula="21*logheight/22"/>
              <draw:equation draw:name="f14" draw:formula="76*logwidth/77"/>
              <draw:equation draw:name="f15" draw:formula="11*logheight/22"/>
              <draw:equation draw:name="f16" draw:formula="logwidth"/>
              <draw:equation draw:name="f17" draw:formula="logheight"/>
            </draw:enhanced-geometry>
          </draw:custom-shape>
          <draw:custom-shape draw:name="Freeform 333" draw:style-name="gr2" draw:text-style-name="P1" draw:layer="layout" svg:width="0.433cm" svg:height="0.122cm" svg:x="5.186cm" svg:y="20.118cm">
            <text:p/>
            <draw:enhanced-geometry draw:mirror-horizontal="false" draw:mirror-vertical="false" svg:viewBox="0 0 0 0" drawooo:sub-view-size="77 22" draw:text-areas="0 0 ?f16 ?f17" draw:type="ooxml-non-primitive" draw:enhanced-path="M 11 21 L 11 21 C 65 21 65 21 65 21 72 21 76 16 76 11 76 5 72 0 65 0 11 0 11 0 11 0 5 0 0 5 0 11 0 16 5 21 11 21 N">
              <draw:equation draw:name="f0" draw:formula="11*logwidth/77"/>
              <draw:equation draw:name="f1" draw:formula="21*logheight/22"/>
              <draw:equation draw:name="f2" draw:formula="11*logwidth/77"/>
              <draw:equation draw:name="f3" draw:formula="21*logheight/22"/>
              <draw:equation draw:name="f4" draw:formula="65*logwidth/77"/>
              <draw:equation draw:name="f5" draw:formula="21*logheight/22"/>
              <draw:equation draw:name="f6" draw:formula="76*logwidth/77"/>
              <draw:equation draw:name="f7" draw:formula="11*logheight/22"/>
              <draw:equation draw:name="f8" draw:formula="65*logwidth/77"/>
              <draw:equation draw:name="f9" draw:formula="0*logheight/22"/>
              <draw:equation draw:name="f10" draw:formula="11*logwidth/77"/>
              <draw:equation draw:name="f11" draw:formula="0*logheight/22"/>
              <draw:equation draw:name="f12" draw:formula="0*logwidth/77"/>
              <draw:equation draw:name="f13" draw:formula="11*logheight/22"/>
              <draw:equation draw:name="f14" draw:formula="11*logwidth/77"/>
              <draw:equation draw:name="f15" draw:formula="21*logheight/22"/>
              <draw:equation draw:name="f16" draw:formula="logwidth"/>
              <draw:equation draw:name="f17" draw:formula="logheight"/>
            </draw:enhanced-geometry>
          </draw:custom-shape>
          <draw:custom-shape draw:name="Freeform 334" draw:style-name="gr7" draw:text-style-name="P1" draw:layer="layout" svg:width="1.286cm" svg:height="0.124cm" svg:x="5.368cm" svg:y="17.576cm">
            <text:p/>
            <draw:enhanced-geometry draw:mirror-horizontal="false" draw:mirror-vertical="false" svg:viewBox="0 0 0 0" drawooo:sub-view-size="219 22" draw:text-areas="0 0 ?f16 ?f17" draw:type="ooxml-non-primitive" draw:enhanced-path="M 10 21 L 10 21 C 208 21 208 21 208 21 213 21 218 16 218 11 218 4 213 0 208 0 10 0 10 0 10 0 4 0 0 4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5" draw:style-name="gr7" draw:text-style-name="P1" draw:layer="layout" svg:width="1.286cm" svg:height="0.122cm" svg:x="5.368cm" svg:y="17.987cm">
            <text:p/>
            <draw:enhanced-geometry draw:mirror-horizontal="false" draw:mirror-vertical="false" svg:viewBox="0 0 0 0" drawooo:sub-view-size="219 22" draw:text-areas="0 0 ?f16 ?f17" draw:type="ooxml-non-primitive" draw:enhanced-path="M 10 21 L 10 21 C 208 21 208 21 208 21 213 21 218 16 218 11 218 5 213 0 208 0 10 0 10 0 10 0 4 0 0 5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g>
        <draw:frame draw:style-name="gr8" draw:text-style-name="P2" draw:layer="layout" svg:width="5.1cm" svg:height="0.966cm" svg:x="3.473cm" svg:y="20.329cm">
          <draw:text-box>
            <text:p><text:span text:style-name="T1">Machine 1 (Server) </text:span></text:p>
          </draw:text-box>
        </draw:frame>
        <draw:frame draw:style-name="gr8" draw:text-style-name="P2" draw:layer="layout" svg:width="4cm" svg:height="0.966cm" svg:x="14.125cm" svg:y="19cm">
          <draw:text-box>
            <text:p><text:span text:style-name="T1">Switch/Router</text:span></text:p>
          </draw:text-box>
        </draw:frame>
        <draw:connector draw:style-name="gr9" draw:text-style-name="P3" draw:layer="layout" svg:x1="7.273cm" svg:y1="18.38cm" svg:x2="14.625cm" svg:y2="18.38cm" draw:start-shape="id1" draw:start-glue-point="1" draw:end-shape="id2" svg:d="M7273 18380h7352" svg:viewBox="0 0 7353 1">
          <text:p/>
        </draw:connector>
        <draw:frame draw:style-name="gr8" draw:text-style-name="P2" draw:layer="layout" svg:width="1.675cm" svg:height="0.966cm" svg:x="10.025cm" svg:y="17.4cm">
          <draw:text-box>
            <text:p><text:span text:style-name="T1">eth0</text:span></text:p>
          </draw:text-box>
        </draw:frame>
        <draw:frame draw:style-name="gr10" draw:text-style-name="P2" xml:id="id6" draw:id="id6" draw:layer="layout" svg:width="6.343cm" svg:height="0.966cm" svg:x="2.852cm" svg:y="15.429cm">
          <draw:text-box>
            <text:p><text:span text:style-name="T1">tap0 (192.168.100.1/24)</text:span></text:p>
          </draw:text-box>
        </draw:frame>
        <draw:frame draw:style-name="gr8" draw:text-style-name="P2" draw:layer="layout" svg:width="5.1cm" svg:height="0.966cm" svg:x="3.473cm" svg:y="4.329cm">
          <draw:text-box>
            <text:p><text:span text:style-name="T1">Machine 2 (Client) </text:span></text:p>
          </draw:text-box>
        </draw:frame>
        <draw:frame draw:style-name="gr11" draw:text-style-name="P2" xml:id="id7" draw:id="id7" draw:layer="layout" svg:width="6.3cm" svg:height="0.966cm" svg:x="2.873cm" svg:y="8.5cm">
          <draw:text-box>
            <text:p><text:span text:style-name="T1">tap0 (192.168.100.2/24)</text:span></text:p>
          </draw:text-box>
        </draw:frame>
        <draw:connector draw:style-name="gr9" draw:text-style-name="P3" draw:layer="layout" draw:type="line" svg:x1="7.523cm" svg:y1="6.9cm" svg:x2="14.625cm" svg:y2="6.9cm" draw:start-shape="id3" draw:start-glue-point="1" draw:end-shape="id4" draw:end-glue-point="3" svg:d="M7523 6900h7102" svg:viewBox="0 0 7103 1">
          <text:p/>
        </draw:connector>
        <draw:frame draw:style-name="gr8" draw:text-style-name="P2" draw:layer="layout" svg:width="1.675cm" svg:height="0.966cm" svg:x="10.026cm" svg:y="5.936cm">
          <draw:text-box>
            <text:p><text:span text:style-name="T1">eth0</text:span></text:p>
          </draw:text-box>
        </draw:frame>
        <draw:frame draw:style-name="gr8" draw:text-style-name="P2" draw:layer="layout" svg:width="2.5cm" svg:height="0.966cm" svg:x="14.875cm" svg:y="11.636cm">
          <draw:text-box>
            <text:p><text:span text:style-name="T1">Internet</text:span></text:p>
          </draw:text-box>
        </draw:frame>
        <draw:connector draw:style-name="gr12" draw:text-style-name="P4" draw:layer="layout" svg:x1="16.125cm" svg:y1="7.345cm" svg:x2="16.125cm" svg:y2="11.061cm" draw:start-shape="id4" draw:start-glue-point="2" draw:end-shape="id5" draw:end-glue-point="0" svg:d="M16125 7345v3716" svg:viewBox="0 0 1 3717">
          <text:p/>
        </draw:connector>
        <draw:connector draw:style-name="gr12" draw:text-style-name="P4" draw:layer="layout" svg:x1="16.125cm" svg:y1="12.801cm" svg:x2="16.125cm" svg:y2="17.935cm" draw:start-shape="id5" draw:start-glue-point="2" draw:end-shape="id2" draw:end-glue-point="0" svg:d="M16125 12801v5134" svg:viewBox="0 0 1 5135">
          <text:p/>
        </draw:connector>
        <draw:connector draw:style-name="gr12" draw:text-style-name="P4" draw:layer="layout" svg:x1="6.023cm" svg:y1="15.429cm" svg:x2="6.023cm" svg:y2="9.466cm" draw:start-shape="id6" draw:start-glue-point="0" draw:end-shape="id7" draw:end-glue-point="2" svg:d="M6023 15429v-5963" svg:viewBox="0 0 1 5964">
          <text:p/>
        </draw:connector>
        <draw:frame draw:style-name="gr13" draw:text-style-name="P5" draw:layer="layout" svg:width="4.2cm" svg:height="1.11cm" svg:x="6.3cm" svg:y="12.2cm">
          <draw:text-box>
            <text:p><text:span text:style-name="T2">VPN Bridge</text:span></text:p>
          </draw:text-box>
        </draw:frame>
        <draw:frame draw:style-name="gr8" draw:text-style-name="P2" draw:layer="layout" svg:width="4cm" svg:height="0.966cm" svg:x="14.125cm" svg:y="5.3cm">
          <draw:text-box>
            <text:p><text:span text:style-name="T1">Switch/Rout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8T13:16:07.822574597</meta:creation-date>
    <dc:date>2017-08-28T15:11:13.242764747</dc:date>
    <meta:editing-duration>PT1H4M13S</meta:editing-duration>
    <meta:editing-cycles>27</meta:editing-cycles>
    <meta:generator>LibreOffice/5.3.3.2$Linux_X86_64 LibreOffice_project/30m0$Build-2</meta:generator>
    <meta:document-statistic meta:object-count="58"/>
  </office:meta>
</office:document-meta>
</file>